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4196" officeooo:paragraph-rsid="00124196"/>
    </style:style>
    <style:style style:name="P2" style:family="paragraph" style:parent-style-name="Standard">
      <style:text-properties officeooo:rsid="00124196" officeooo:paragraph-rsid="001365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-------------------------------------------- <text:s/>#-------------------------------------------- <text:s/>#-------------------------------------------</text:p>
      <text:p text:style-name="P1"># CD - FAIXAS - Coletania Jovens <text:s text:c="5"/># CD - FAIXAS - Coletania Jovens <text:s text:c="5"/># CD - FAIXAS - Coletania Jovens</text:p>
      <text:p text:style-name="P1">#-------------------------------------------- <text:s/>#-------------------------------------------- <text:s/>#-------------------------------------------</text:p>
      <text:p text:style-name="P1"># 01 - O Diário<text:tab/><text:tab/><text:tab/> <text:s text:c="3"/># 01 - O Diário<text:tab/><text:tab/><text:tab/> <text:s text:c="6"/># 01 - O Diário</text:p>
      <text:p text:style-name="P1"># 02 - Palavra De Jeová<text:tab/><text:tab/> <text:s text:c="3"/># 02 - Palavra De Jeová<text:tab/><text:tab/> <text:s text:c="6"/># 02 - Palavra De Jeová</text:p>
      <text:p text:style-name="P1"># 03 - Deus Surpreende<text:tab/><text:tab/> <text:s text:c="3"/># 03 - Deus Surpreende<text:tab/><text:tab/> <text:s text:c="6"/># 03 - Deus Surpreende</text:p>
      <text:p text:style-name="P1"># 04 - Restaurador De Sonhos<text:tab/> <text:s text:c="3"/># 04 - Restaurador De Sonhos<text:tab/> <text:s text:c="6"/># 04 - Restaurador De Sonhos</text:p>
      <text:p text:style-name="P1"># 05 - Já Perdi O Medo De Chorar <text:s text:c="7"/># 05 - Já Perdi O Medo De Chorar <text:s text:c="6"/># 05 - Já Perdi O Medo De Chorar</text:p>
      <text:p text:style-name="P1"># 06 - Nuvem De Unção – Shirley <text:s text:c="7"/># 06 - Nuvem De Unção – Shirley <text:s text:c="7"/># 06 - Nuvem De Unção – Shirley</text:p>
      <text:p text:style-name="P1"># 07 - Nuvem De Unção<text:tab/><text:tab/> <text:s text:c="3"/># 07 - Nuvem De Unção<text:tab/><text:tab/> <text:s text:c="6"/># 07 - Nuvem De Unção</text:p>
      <text:p text:style-name="P1"># 08 - Carregado Pelo Espírito<text:tab/> <text:s text:c="3"/># 08 - Carregado Pelo Espírito<text:tab/> <text:s text:c="6"/># 08 - Carregado Pelo Espírito</text:p>
      <text:p text:style-name="P1"># 09 - Louvor De Um Fiel<text:tab/><text:tab/> <text:s text:c="3"/># 09 - Louvor De Um Fiel<text:tab/><text:tab/> <text:s text:c="6"/># 09 - Louvor De Um Fiel</text:p>
      <text:p text:style-name="P1"># 10 - Deixa Eu Te Usar<text:tab/><text:tab/> <text:s text:c="3"/># 10 - Deixa Eu Te Usar<text:tab/><text:tab/> <text:s text:c="6"/># 10 - Deixa Eu Te Usar</text:p>
      <text:p text:style-name="P1"># 11 - Majestade Santa<text:tab/><text:tab/> <text:s text:c="3"/># 11 - Majestade Santa<text:tab/><text:tab/> <text:s text:c="6"/># 11 - Majestade Santa</text:p>
      <text:p text:style-name="P1"># 12 - Isaias 52:2<text:tab/><text:tab/><text:tab/> <text:s text:c="3"/># 12 - Isaias 52:2<text:tab/><text:tab/><text:tab/> <text:s text:c="6"/># 12 - Isaias 52:2</text:p>
      <text:p text:style-name="P1"># 13 - Se Renovarão<text:tab/><text:tab/><text:tab/> <text:s text:c="3"/># 13 - Se Renovarão<text:tab/><text:tab/> <text:s text:c="6"/># 13 - Se Renovarão</text:p>
      <text:p text:style-name="P1"># 14 – Novidade<text:tab/><text:tab/><text:tab/> <text:s text:c="3"/># 14 – Novidade<text:tab/><text:tab/><text:tab/> <text:s text:c="6"/># 14 - Novidade</text:p>
      <text:p text:style-name="P1"># 15 - Nunca Mais<text:tab/><text:tab/><text:tab/> <text:s text:c="3"/># 15 - Nunca Mais<text:tab/><text:tab/><text:tab/> <text:s text:c="6"/># 15 - Nunca Mais</text:p>
      <text:p text:style-name="P1"/>
      <text:p text:style-name="P1"/>
      <text:p text:style-name="P2">#-------------------------------------------- <text:s/>#-------------------------------------------- <text:s/>#-------------------------------------------</text:p>
      <text:p text:style-name="P2"># CD - FAIXAS - Coletania Jovens <text:s text:c="5"/># CD - FAIXAS - Coletania Jovens <text:s text:c="5"/># CD - FAIXAS - Coletania Jovens</text:p>
      <text:p text:style-name="P2">#-------------------------------------------- <text:s/>#-------------------------------------------- <text:s/>#-------------------------------------------</text:p>
      <text:p text:style-name="P2"># 01 - O Diário<text:tab/><text:tab/><text:tab/> <text:s text:c="3"/># 01 - O Diário<text:tab/><text:tab/><text:tab/> <text:s text:c="6"/># 01 - O Diário</text:p>
      <text:p text:style-name="P2"># 02 - Palavra De Jeová<text:tab/><text:tab/> <text:s text:c="3"/># 02 - Palavra De Jeová<text:tab/><text:tab/> <text:s text:c="6"/># 02 - Palavra De Jeová</text:p>
      <text:p text:style-name="P2"># 03 - Deus Surpreende<text:tab/><text:tab/> <text:s text:c="3"/># 03 - Deus Surpreende<text:tab/><text:tab/> <text:s text:c="6"/># 03 - Deus Surpreende</text:p>
      <text:p text:style-name="P2"># 04 - Restaurador De Sonhos<text:tab/> <text:s text:c="3"/># 04 - Restaurador De Sonhos<text:tab/> <text:s text:c="6"/># 04 - Restaurador De Sonhos</text:p>
      <text:p text:style-name="P2"># 05 - Já Perdi O Medo De Chorar <text:s text:c="7"/># 05 - Já Perdi O Medo De Chorar <text:s text:c="6"/># 05 - Já Perdi O Medo De Chorar</text:p>
      <text:p text:style-name="P2"># 06 - Nuvem De Unção – Shirley <text:s text:c="7"/># 06 - Nuvem De Unção – Shirley <text:s text:c="7"/># 06 - Nuvem De Unção – Shirley</text:p>
      <text:p text:style-name="P2"># 07 - Nuvem De Unção<text:tab/><text:tab/> <text:s text:c="3"/># 07 - Nuvem De Unção<text:tab/><text:tab/> <text:s text:c="6"/># 07 - Nuvem De Unção</text:p>
      <text:p text:style-name="P2"># 08 - Carregado Pelo Espírito<text:tab/> <text:s text:c="3"/># 08 - Carregado Pelo Espírito<text:tab/> <text:s text:c="6"/># 08 - Carregado Pelo Espírito</text:p>
      <text:p text:style-name="P2"># 09 - Louvor De Um Fiel<text:tab/><text:tab/> <text:s text:c="3"/># 09 - Louvor De Um Fiel<text:tab/><text:tab/> <text:s text:c="6"/># 09 - Louvor De Um Fiel</text:p>
      <text:p text:style-name="P2"># 10 - Deixa Eu Te Usar<text:tab/><text:tab/> <text:s text:c="3"/># 10 - Deixa Eu Te Usar<text:tab/><text:tab/> <text:s text:c="6"/># 10 - Deixa Eu Te Usar</text:p>
      <text:p text:style-name="P2"># 11 - Majestade Santa<text:tab/><text:tab/> <text:s text:c="3"/># 11 - Majestade Santa<text:tab/><text:tab/> <text:s text:c="6"/># 11 - Majestade Santa</text:p>
      <text:p text:style-name="P2"># 12 - Isaias 52:2<text:tab/><text:tab/><text:tab/> <text:s text:c="3"/># 12 - Isaias 52:2<text:tab/><text:tab/><text:tab/> <text:s text:c="6"/># 12 - Isaias 52:2</text:p>
      <text:p text:style-name="P2"># 13 - Se Renovarão<text:tab/><text:tab/><text:tab/> <text:s text:c="3"/># 13 - Se Renovarão<text:tab/><text:tab/> <text:s text:c="6"/># 13 - Se Renovarão</text:p>
      <text:p text:style-name="P2"># 14 – Novidade<text:tab/><text:tab/><text:tab/> <text:s text:c="3"/># 14 – Novidade<text:tab/><text:tab/><text:tab/> <text:s text:c="6"/># 14 - Novidade</text:p>
      <text:p text:style-name="P2"># 15 - Nunca Mais<text:tab/><text:tab/><text:tab/> <text:s text:c="3"/># 15 - Nunca Mais<text:tab/><text:tab/><text:tab/> <text:s text:c="6"/># 15 - Nunca Mais</text:p>
      <text:p text:style-name="P2"/>
      <text:p text:style-name="P2"/>
      <text:p text:style-name="P2">#-------------------------------------------- <text:s/>#-------------------------------------------- <text:s/>#-------------------------------------------</text:p>
      <text:p text:style-name="P2"># CD - FAIXAS - Coletania Jovens <text:s text:c="5"/># CD - FAIXAS - Coletania Jovens <text:s text:c="5"/># CD - FAIXAS - Coletania Jovens</text:p>
      <text:p text:style-name="P2">#-------------------------------------------- <text:s/>#-------------------------------------------- <text:s/>#-------------------------------------------</text:p>
      <text:p text:style-name="P2"># 01 - O Diário<text:tab/><text:tab/><text:tab/> <text:s text:c="3"/># 01 - O Diário<text:tab/><text:tab/><text:tab/> <text:s text:c="6"/># 01 - O Diário</text:p>
      <text:p text:style-name="P2"># 02 - Palavra De Jeová<text:tab/><text:tab/> <text:s text:c="3"/># 02 - Palavra De Jeová<text:tab/><text:tab/> <text:s text:c="6"/># 02 - Palavra De Jeová</text:p>
      <text:p text:style-name="P2"># 03 - Deus Surpreende<text:tab/><text:tab/> <text:s text:c="3"/># 03 - Deus Surpreende<text:tab/><text:tab/> <text:s text:c="6"/># 03 - Deus Surpreende</text:p>
      <text:p text:style-name="P2"># 04 - Restaurador De Sonhos<text:tab/> <text:s text:c="3"/># 04 - Restaurador De Sonhos<text:tab/> <text:s text:c="6"/># 04 - Restaurador De Sonhos</text:p>
      <text:p text:style-name="P2"># 05 - Já Perdi O Medo De Chorar <text:s text:c="7"/># 05 - Já Perdi O Medo De Chorar <text:s text:c="6"/># 05 - Já Perdi O Medo De Chorar</text:p>
      <text:p text:style-name="P2"># 06 - Nuvem De Unção – Shirley <text:s text:c="7"/># 06 - Nuvem De Unção – Shirley <text:s text:c="7"/># 06 - Nuvem De Unção – Shirley</text:p>
      <text:p text:style-name="P2"># 07 - Nuvem De Unção<text:tab/><text:tab/> <text:s text:c="3"/># 07 - Nuvem De Unção<text:tab/><text:tab/> <text:s text:c="6"/># 07 - Nuvem De Unção</text:p>
      <text:p text:style-name="P2"># 08 - Carregado Pelo Espírito<text:tab/> <text:s text:c="3"/># 08 - Carregado Pelo Espírito<text:tab/> <text:s text:c="6"/># 08 - Carregado Pelo Espírito</text:p>
      <text:p text:style-name="P2"># 09 - Louvor De Um Fiel<text:tab/><text:tab/> <text:s text:c="3"/># 09 - Louvor De Um Fiel<text:tab/><text:tab/> <text:s text:c="6"/># 09 - Louvor De Um Fiel</text:p>
      <text:p text:style-name="P2"># 10 - Deixa Eu Te Usar<text:tab/><text:tab/> <text:s text:c="3"/># 10 - Deixa Eu Te Usar<text:tab/><text:tab/> <text:s text:c="6"/># 10 - Deixa Eu Te Usar</text:p>
      <text:p text:style-name="P2"># 11 - Majestade Santa<text:tab/><text:tab/> <text:s text:c="3"/># 11 - Majestade Santa<text:tab/><text:tab/> <text:s text:c="6"/># 11 - Majestade Santa</text:p>
      <text:p text:style-name="P2"># 12 - Isaias 52:2<text:tab/><text:tab/><text:tab/> <text:s text:c="3"/># 12 - Isaias 52:2<text:tab/><text:tab/><text:tab/> <text:s text:c="6"/># 12 - Isaias 52:2</text:p>
      <text:p text:style-name="P2"># 13 - Se Renovarão<text:tab/><text:tab/><text:tab/> <text:s text:c="3"/># 13 - Se Renovarão<text:tab/><text:tab/> <text:s text:c="6"/># 13 - Se Renovarão</text:p>
      <text:p text:style-name="P2"># 14 – Novidade<text:tab/><text:tab/><text:tab/> <text:s text:c="3"/># 14 – Novidade<text:tab/><text:tab/><text:tab/> <text:s text:c="6"/># 14 - Novidade</text:p>
      <text:p text:style-name="P2"># 15 - Nunca Mais<text:tab/><text:tab/><text:tab/> <text:s text:c="3"/># 15 - Nunca Mais<text:tab/><text:tab/><text:tab/> <text:s text:c="6"/># 15 - Nunca Mai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8T15:52:23.115700422</meta:creation-date>
    <dc:date>2017-02-18T16:03:02.865641352</dc:date>
    <meta:editing-duration>PT29S</meta:editing-duration>
    <meta:editing-cycles>2</meta:editing-cycles>
    <meta:generator>LibreOffice/5.2.5.1$Linux_X86_64 LibreOffice_project/20m0$Build-1</meta:generator>
    <meta:document-statistic meta:table-count="0" meta:image-count="0" meta:object-count="0" meta:page-count="1" meta:paragraph-count="54" meta:word-count="867" meta:character-count="4905" meta:non-whitespace-character-count="3432"/>
  </office:meta>
</office:document-meta>
</file>